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ocessor.process( Environment environ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equestProcessor.service( HttpServletRequest request , HttpServletResponse re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7">
            <text:p text:style-name="Table_20_Contents">7</text:p>
          </table:table-cell>
          <table:table-cell office:value-type="float" office:value="110">
            <text:p text:style-name="Table_20_Contents">110</text:p>
          </table:table-cell>
        </table:table-row>
        <table:table-row>
          <table:table-cell office:value-type="string">
            <text:p text:style-name="Table_20_Contents">RequestProcessor.RequestProcessor( ServletContext servle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questProcessor.processTime( long 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Processor.getEnvironment( String uri , HttpServletRequest req , HttpServlet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questProcessor.rethrow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cessor.ge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cessor.getURI( HttpServletRequest request ,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